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266cm" svg:height="2.266cm" svg:x="9.096cm" svg:y="15.132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266cm" svg:height="2.266cm" svg:x="14.314cm" svg:y="11.32cm">
          <text:p text:style-name="P1"><text:span text:style-name="T1">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266cm" svg:height="2.266cm" svg:x="14.214cm" svg:y="6.72cm">
          <text:p text:style-name="P1"><text:span text:style-name="T1">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66cm" svg:height="2.266cm" svg:x="9.114cm" svg:y="6.82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266cm" svg:height="2.266cm" svg:x="9.094cm" svg:y="11.29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266cm" svg:height="2.266cm" svg:x="9.114cm" svg:y="1.82cm">
          <text:p text:style-name="P1"><text:span text:style-name="T1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10.247cm" svg:y1="4.086cm" svg:x2="10.247cm" svg:y2="6.82cm" draw:start-shape="id1" draw:start-glue-point="8" draw:end-shape="id2" draw:end-glue-point="4" svg:d="m10247 4086v551 1632 551">
          <text:p/>
        </draw:connector>
        <draw:connector draw:style-name="gr3" draw:text-style-name="P1" draw:layer="layout" draw:type="lines" svg:x1="10.247cm" svg:y1="9.086cm" svg:x2="10.227cm" svg:y2="11.299cm" draw:start-shape="id2" draw:start-glue-point="8" draw:end-shape="id3" draw:end-glue-point="4" svg:d="m10247 9086v551l-20 1111v551">
          <text:p/>
        </draw:connector>
        <draw:connector draw:style-name="gr3" draw:text-style-name="P1" draw:layer="layout" draw:type="line" svg:x1="10.227cm" svg:y1="13.565cm" svg:x2="10.229cm" svg:y2="15.132cm" draw:start-shape="id3" draw:start-glue-point="8" draw:end-shape="id4" svg:d="m10227 13565 2 1567">
          <text:p/>
        </draw:connector>
        <draw:connector draw:style-name="gr3" draw:text-style-name="P1" draw:layer="layout" draw:type="line" svg:x1="14.645cm" svg:y1="13.255cm" svg:x2="11.031cm" svg:y2="15.463cm" draw:start-shape="id5" draw:start-glue-point="7" draw:end-shape="id4" draw:end-glue-point="11" svg:d="m14645 13255-3614 2208">
          <text:p/>
        </draw:connector>
        <draw:connector draw:style-name="gr3" draw:text-style-name="P1" draw:layer="layout" draw:type="line" svg:x1="15.347cm" svg:y1="8.986cm" svg:x2="15.447cm" svg:y2="11.32cm" draw:start-shape="id6" draw:start-glue-point="8" draw:end-shape="id5" draw:end-glue-point="4" svg:d="m15347 8986 100 2334">
          <text:p/>
        </draw:connector>
        <draw:custom-shape draw:style-name="gr4" draw:text-style-name="P1" draw:layer="layout" svg:width="2.87cm" svg:height="4.445cm" svg:x="14.005cm" svg:y="10.1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89cm" svg:height="6.949cm" svg:x="8.506cm" svg:y="10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58cm" svg:height="12.753cm" svg:x="7.907cm" svg:y="6.22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27cm" svg:height="0.962cm" svg:x="14.11cm" svg:y="13.7cm">
          <draw:text-box>
            <text:p>K</text:p>
          </draw:text-box>
        </draw:frame>
        <draw:frame draw:style-name="gr5" draw:layer="layout" svg:width="0.635cm" svg:height="0.962cm" svg:x="8.42cm" svg:y="16.875cm">
          <draw:text-box>
            <text:p>N</text:p>
          </draw:text-box>
        </draw:frame>
        <draw:frame draw:style-name="gr6" draw:layer="layout" svg:width="1.031cm" svg:height="0.962cm" svg:x="7.785cm" svg:y="18.18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none" draw:fill-color="#99ccff" draw:fill-gradient-name="Gradient_20_7" draw:fill-hatch-name="Hatch_20_2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hsen Malmir</meta:initial-creator>
    <meta:creation-date>2014-02-26T22:15:58</meta:creation-date>
    <dc:date>2014-02-26T22:25:28</dc:date>
    <dc:creator>Mohsen Malmir</dc:creator>
    <meta:editing-duration>PT9M33S</meta:editing-duration>
    <meta:editing-cycles>5</meta:editing-cycles>
    <meta:generator>OpenOffice.org/3.3$Unix OpenOffice.org_project/330m20$Build-9567</meta:generator>
    <meta:document-statistic meta:object-count="17"/>
  </office:meta>
</office:document-meta>
</file>